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4791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9335in"/>
    </style:style>
    <style:style style:name="co19" style:family="table-column">
      <style:table-column-properties fo:break-before="auto" style:column-width="0.6807in"/>
    </style:style>
    <style:style style:name="co20" style:family="table-column">
      <style:table-column-properties fo:break-before="auto" style:column-width="2.0201in"/>
    </style:style>
    <style:style style:name="co21" style:family="table-column">
      <style:table-column-properties fo:break-before="auto" style:column-width="2.110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6047in"/>
    </style:style>
    <style:style style:name="co24" style:family="table-column">
      <style:table-column-properties fo:break-before="auto" style:column-width="0.6555in"/>
    </style:style>
    <style:style style:name="co25" style:family="table-column">
      <style:table-column-properties fo:break-before="auto" style:column-width="0.71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65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5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6" table:condition="of:cell-content-is-in-list(&quot;Yes&quot;;&quot;No&quot;)" table:allow-empty-cell="false" table:display-list="unsorted" table:base-cell-address="ELSE.AA97">
          <table:error-message table:message-type="stop" table:display="true"/>
        </table:content-validation>
        <table:content-validation table:name="val7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8" table:condition="of:cell-content-is-in-list(&quot;Inside&quot;;&quot;Outside&quot;)" table:allow-empty-cell="true" table:display-list="unsorted" table:base-cell-address="ELSE.AF4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ELSE.AI4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4" table:default-cell-style-name="Default"/>
        <table:table-column table:style-name="co1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2" table:number-columns-repeated="989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3">
          <table:table-cell table:style-name="ce4" table:formula="of:=1" office:value-type="float" office:value="1" calcext:value-type="float">
            <text:p>1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_A</text:p>
          </table:table-cell>
          <table:table-cell table:style-name="ce1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8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3"/>
          <table:table-cell table:style-name="ce4"/>
          <table:table-cell table:style-name="ce13" table:number-columns-repeated="8"/>
          <table:table-cell table:style-name="ce9" table:content-validation-name="val6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8" office:value-type="string" calcext:value-type="string">
            <text:p>Insid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content-validation-name="val9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4" table:formula="of:=[.A4]+1" office:value-type="float" office:value="2" calcext:value-type="float">
            <text:p>2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_B</text:p>
          </table:table-cell>
          <table:table-cell table:style-name="ce1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8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3"/>
          <table:table-cell table:style-name="ce4"/>
          <table:table-cell table:style-name="ce13" table:number-columns-repeated="8"/>
          <table:table-cell table:style-name="ce9" table:content-validation-name="val6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table:content-validation-name="val8" office:value-type="string" calcext:value-type="string">
            <text:p>Insid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content-validation-name="val9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4" table:formula="of:=[.A5]+1" office:value-type="float" office:value="3" calcext:value-type="float">
            <text:p>3</text:p>
          </table:table-cell>
          <table:table-cell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_C</text:p>
          </table:table-cell>
          <table:table-cell table:style-name="ce1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8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3"/>
          <table:table-cell table:style-name="ce4"/>
          <table:table-cell table:style-name="ce13" table:number-columns-repeated="8"/>
          <table:table-cell table:style-name="ce9" table:content-validation-name="val6" office:value-type="string" calcext:value-type="string">
            <text:p>Yes</text:p>
          </table:table-cell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content-validation-name="val8" office:value-type="string" calcext:value-type="string">
            <text:p>Insid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content-validation-name="val9" office:value-type="string" calcext:value-type="string">
            <text:p>No</text:p>
          </table:table-cell>
          <table:table-cell table:number-columns-repeated="989"/>
        </table:table-row>
        <table:table-row table:style-name="ro3">
          <table:table-cell table:style-name="ce4" table:formula="of:=[.A6]+1" office:value-type="float" office:value="4" calcext:value-type="float">
            <text:p>4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MOUNTAIN_D</text:p>
          </table:table-cell>
          <table:table-cell table:style-name="ce1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8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13"/>
          <table:table-cell table:style-name="ce4"/>
          <table:table-cell table:style-name="ce13" table:number-columns-repeated="8"/>
          <table:table-cell table:style-name="ce9" table:content-validation-name="val6" office:value-type="string" calcext:value-type="string">
            <text:p>Yes</text:p>
          </table:table-cell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office:value-type="float" office:value="99" calcext:value-type="float">
            <text:p>99</text:p>
          </table:table-cell>
          <table:table-cell table:style-name="ce4"/>
          <table:table-cell table:style-name="ce4" table:content-validation-name="val8" office:value-type="string" calcext:value-type="string">
            <text:p>Insid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content-validation-name="val9" office:value-type="string" calcext:value-type="string">
            <text:p>No</text:p>
          </table:table-cell>
          <table:table-cell table:number-columns-repeated="989"/>
        </table:table-row>
        <table:table-row table:style-name="ro4">
          <table:table-cell table:style-name="ce4" table:formula="of:=[.A7]+1" office:value-type="float" office:value="5" calcext:value-type="float">
            <text:p>5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/>
          <table:table-cell table:style-name="ce1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4"/>
          <table:table-cell table:style-name="ce4"/>
          <table:table-cell office:value-type="float" office:value="9320" calcext:value-type="float">
            <text:p>9320</text:p>
          </table:table-cell>
          <table:table-cell table:style-name="ce13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3"/>
          <table:table-cell table:style-name="ce4" office:value-type="string" calcext:value-type="string">
            <text:p>WATER</text:p>
          </table:table-cell>
          <table:table-cell table:style-name="ce13" table:number-columns-repeated="3"/>
          <table:table-cell table:style-name="ce4" office:value-type="float" office:value="3" calcext:value-type="float">
            <text:p>3</text:p>
          </table:table-cell>
          <table:table-cell table:style-name="ce13" table:number-columns-repeated="4"/>
          <table:table-cell table:style-name="ce9" table:content-validation-name="val6" office:value-type="string" calcext:value-type="string">
            <text:p>No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table:content-validation-name="val8" office:value-type="string" calcext:value-type="string">
            <text:p>Outside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content-validation-name="val9" office:value-type="string" calcext:value-type="string">
            <text:p>Yes</text:p>
          </table:table-cell>
          <table:table-cell table:number-columns-repeated="989"/>
        </table:table-row>
        <table:table-row table:style-name="ro4">
          <table:table-cell table:style-name="ce4" table:formula="of:=[.A8]+1" office:value-type="float" office:value="6" calcext:value-type="float">
            <text:p>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2"/>
          <table:table-cell table:style-name="ce4" office:value-type="float" office:value="-150" calcext:value-type="float">
            <text:p>-150</text:p>
          </table:table-cell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13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3"/>
          <table:table-cell table:style-name="ce4" office:value-type="string" calcext:value-type="string">
            <text:p>MUDDY_SHALLOW</text:p>
          </table:table-cell>
          <table:table-cell table:style-name="ce13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3" table:number-columns-repeated="2"/>
          <table:table-cell table:style-name="ce15" table:formula="of:=COM.MICROSOFT.TEXTJOIN(&quot;,&quot;;1;[.$A$8])" office:value-type="string" office:string-value="5" calcext:value-type="string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8"/>
          <table:table-cell table:style-name="ce13" table:number-columns-repeated="2"/>
          <table:table-cell table:style-name="ce4" table:content-validation-name="val9"/>
          <table:table-cell table:number-columns-repeated="989"/>
        </table:table-row>
        <table:table-row table:style-name="ro4">
          <table:table-cell table:style-name="ce4" table:formula="of:=[.A9]+1" office:value-type="float" office:value="7" calcext:value-type="float">
            <text:p>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DLC_AFRICANBUSH</text:p>
          </table:table-cell>
          <table:table-cell table:style-name="ce4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13" table:number-columns-repeated="2"/>
          <table:table-cell table:style-name="ce4" office:value-type="float" office:value="-150" calcext:value-type="float">
            <text:p>-150</text:p>
          </table:table-cell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13" table:number-columns-repeated="2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13"/>
          <table:table-cell table:style-name="ce4" office:value-type="string" calcext:value-type="string">
            <text:p>MUDDY_SHALLOW</text:p>
          </table:table-cell>
          <table:table-cell table:style-name="ce13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3" table:number-columns-repeated="2"/>
          <table:table-cell table:style-name="ce15" table:formula="of:=COM.MICROSOFT.TEXTJOIN(&quot;,&quot;;1;[.$A$8];[.$A$9])" office:value-type="string" office:string-value="5,6" calcext:value-type="string">
            <text:p>5,6</text:p>
          </table:table-cell>
          <table:table-cell table:style-name="ce4" office:value-type="string" calcext:value-type="string">
            <text:p>4,2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8"/>
          <table:table-cell table:style-name="ce13" table:number-columns-repeated="2"/>
          <table:table-cell table:style-name="ce4" table:content-validation-name="val9"/>
          <table:table-cell table:number-columns-repeated="989"/>
        </table:table-row>
        <table:table-row table:style-name="ro3">
          <table:table-cell table:style-name="ce4" table:formula="of:=[.A10]+1" office:value-type="float" office:value="8" calcext:value-type="float">
            <text:p>8</text:p>
          </table:table-cell>
          <table:table-cell table:style-name="ce4" office:value-type="string" calcext:value-type="string">
            <text:p>FLOWERS_2</text:p>
          </table:table-cell>
          <table:table-cell table:style-name="ce13" table:number-columns-repeated="2"/>
          <table:table-cell table:style-name="Default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9])" office:value-type="string" office:string-value="6" calcext:value-type="string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8"/>
          <table:table-cell table:style-name="ce13" table:number-columns-repeated="2"/>
          <table:table-cell table:style-name="ce4" table:content-validation-name="val9"/>
          <table:table-cell table:number-columns-repeated="989"/>
        </table:table-row>
        <table:table-row table:style-name="ro3">
          <table:table-cell table:style-name="ce4" table:formula="of:=[.A11]+1" office:value-type="float" office:value="9" calcext:value-type="float">
            <text:p>9</text:p>
          </table:table-cell>
          <table:table-cell table:style-name="ce4" office:value-type="string" calcext:value-type="string">
            <text:p>FLOWERS_2</text:p>
          </table:table-cell>
          <table:table-cell table:style-name="ce13" table:number-columns-repeated="2"/>
          <table:table-cell table:style-name="Default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0])" office:value-type="string" office:string-value="7" calcext:value-type="string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5"/>
          <table:table-cell table:style-name="ce4"/>
          <table:table-cell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8"/>
          <table:table-cell table:style-name="ce13" table:number-columns-repeated="2"/>
          <table:table-cell table:style-name="ce4" table:content-validation-name="val9"/>
          <table:table-cell table:number-columns-repeated="989"/>
        </table:table-row>
        <table:table-row table:style-name="ro3">
          <table:table-cell table:style-name="ce4" table:formula="of:=[.A12]+1" office:value-type="float" office:value="10" calcext:value-type="float">
            <text:p>10</text:p>
          </table:table-cell>
          <table:table-cell table:style-name="ce4" office:value-type="string" calcext:value-type="string">
            <text:p>BUTTERFLIES_C</text:p>
          </table:table-cell>
          <table:table-cell table:style-name="ce4" office:value-type="float" office:value="1610" calcext:value-type="float">
            <text:p>1610</text:p>
          </table:table-cell>
          <table:table-cell table:style-name="ce13"/>
          <table:table-cell table:style-name="Default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UDDY_SHALLOW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8"/>
          <table:table-cell table:style-name="ce13" table:number-columns-repeated="2"/>
          <table:table-cell table:style-name="ce4" table:content-validation-name="val9"/>
          <table:table-cell table:number-columns-repeated="989"/>
        </table:table-row>
        <table:table-row table:style-name="ro3">
          <table:table-cell table:style-name="ce4" table:formula="of:=[.A13]+1" office:value-type="float" office:value="11" calcext:value-type="float">
            <text:p>11</text:p>
          </table:table-cell>
          <table:table-cell table:style-name="ce4" office:value-type="string" calcext:value-type="string">
            <text:p>RELIC</text:p>
          </table:table-cell>
          <table:table-cell table:style-name="ce13" table:number-columns-repeated="2"/>
          <table:table-cell table:style-name="Default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8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MUDDY_SHALLOW</text:p>
          </table:table-cell>
          <table:table-cell table:style-name="ce4" table:number-columns-repeated="4"/>
          <table:table-cell table:style-name="ce15"/>
          <table:table-cell table:style-name="ce4"/>
          <table:table-cell table:style-name="ce15"/>
          <table:table-cell table:style-name="ce4"/>
          <table:table-cell table:style-name="ce9" table:content-validation-name="val7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8"/>
          <table:table-cell table:style-name="ce13" table:number-columns-repeated="2"/>
          <table:table-cell table:style-name="ce4" table:content-validation-name="val9"/>
          <table:table-cell table:number-columns-repeated="989"/>
        </table:table-row>
        <table:table-row table:style-name="ro3">
          <table:table-cell table:style-name="ce4" table:formula="of:=[.A14]+1" office:value-type="float" office:value="12" calcext:value-type="float">
            <text:p>12</text:p>
          </table:table-cell>
          <table:table-cell table:style-name="ce4" office:value-type="string" calcext:value-type="string">
            <text:p>RELIC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15" table:formula="of:=COM.MICROSOFT.TEXTJOIN(&quot;,&quot;;1;[.$A$4:.$A$7])" office:value-type="string" office:string-value="1,2,3,4" calcext:value-type="string">
            <text:p>1,2,3,4</text:p>
          </table:table-cell>
          <table:table-cell table:style-name="ce4" office:value-type="float" office:value="8" calcext:value-type="float">
            <text:p>8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8"/>
          <table:table-cell table:style-name="ce13" table:number-columns-repeated="2"/>
          <table:table-cell table:style-name="ce4" table:content-validation-name="val9"/>
          <table:table-cell table:number-columns-repeated="989"/>
        </table:table-row>
        <table:table-row table:style-name="ro3">
          <table:table-cell table:style-name="ce4" table:formula="of:=[.A15]+1" office:value-type="float" office:value="13" calcext:value-type="float">
            <text:p>13</text:p>
          </table:table-cell>
          <table:table-cell table:style-name="ce4" office:value-type="string" calcext:value-type="string">
            <text:p>DLC_AFRICANBUSH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150" calcext:value-type="float">
            <text:p>-150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6]+1" office:value-type="float" office:value="14" calcext:value-type="float">
            <text:p>14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150" calcext:value-type="float">
            <text:p>-150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GRAVELBEACH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7]+1" office:value-type="float" office:value="15" calcext:value-type="float">
            <text:p>15</text:p>
          </table:table-cell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-150" calcext:value-type="float">
            <text:p>-150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GB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/>
          <table:table-cell table:style-name="ce4"/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8]+1" office:value-type="float" office:value="16" calcext:value-type="float">
            <text:p>16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GRAVELBEACH</text:p>
          </table:table-cell>
          <table:table-cell table:style-name="ce4" table:number-columns-repeated="6"/>
          <table:table-cell table:style-name="ce15"/>
          <table:table-cell table:style-name="ce4"/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19]+1" office:value-type="float" office:value="17" calcext:value-type="float">
            <text:p>17</text:p>
          </table:table-cell>
          <table:table-cell table:style-name="ce4" office:value-type="string" calcext:value-type="string">
            <text:p>ON_GRID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string" calcext:value-type="string">
            <text:p>SHORE_FISH</text:p>
          </table:table-cell>
          <table:table-cell table:style-name="ce4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19])" office:value-type="string" office:string-value="16" calcext:value-type="string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0]+1" office:value-type="float" office:value="18" calcext:value-type="float">
            <text:p>18</text:p>
          </table:table-cell>
          <table:table-cell table:style-name="ce4" office:value-type="string" calcext:value-type="string">
            <text:p>OFF_GRID</text:p>
          </table:table-cell>
          <table:table-cell table:style-name="ce4" office:value-type="float" office:value="647" calcext:value-type="float">
            <text:p>647</text:p>
          </table:table-cell>
          <table:table-cell table:style-name="ce4" office:value-type="string" calcext:value-type="string">
            <text:p>FISH</text:p>
          </table:table-cell>
          <table:table-cell table:style-name="ce4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WATE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5" table:formula="of:=COM.MICROSOFT.TEXTJOIN(&quot;,&quot;;1;[.$A$19];[.$A$20])" office:value-type="string" office:string-value="16,17" calcext:value-type="string">
            <text:p>16,17</text:p>
          </table:table-cell>
          <table:table-cell table:style-name="ce4" office:value-type="string" calcext:value-type="string">
            <text:p>2,4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1]+1" office:value-type="float" office:value="19" calcext:value-type="float">
            <text:p>19</text:p>
          </table:table-cell>
          <table:table-cell table:style-name="ce4" office:value-type="string" calcext:value-type="string">
            <text:p>FORAGE</text:p>
          </table:table-cell>
          <table:table-cell table:style-name="ce15" table:number-columns-repeated="3"/>
          <table:table-cell table:style-name="ce10" table:content-validation-name="val2" office:value-type="string" calcext:value-type="string">
            <text:p>Neutral Gaia Convertible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table:number-columns-repeated="2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OORLAND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$A$4:.$A$7];[.$A$19:.$A$19])" office:value-type="string" office:string-value="1,2,3,4,16" calcext:value-type="string">
            <text:p>1,2,3,4,16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2]+1" office:value-type="float" office:value="20" calcext:value-type="float">
            <text:p>20</text:p>
          </table:table-cell>
          <table:table-cell table:style-name="ce4" office:value-type="string" calcext:value-type="string">
            <text:p>GOLD</text:p>
          </table:table-cell>
          <table:table-cell table:style-name="ce15" table:number-columns-repeated="3"/>
          <table:table-cell table:style-name="ce10" table:content-validation-name="val2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2200" calcext:value-type="float">
            <text:p>2200</text:p>
          </table:table-cell>
          <table:table-cell table:style-name="ce15" table:number-columns-repeated="2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OORLAND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$A$4:.$A$7];[.$A$19:.$A$19];[.A$22])" office:value-type="string" office:string-value="1,2,3,4,16,19" calcext:value-type="string">
            <text:p>1,2,3,4,16,19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3]+1" office:value-type="float" office:value="21" calcext:value-type="float">
            <text:p>21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15" office:value-type="string" calcext:value-type="string">
            <text:p>DLC_MOORLAND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4:.$A$7];[.$A$19:.$A$19];[.$A22:.A$23])" office:value-type="string" office:string-value="1,2,3,4,16,19,20" calcext:value-type="string">
            <text:p>1,2,3,4,16,19,20</text:p>
          </table:table-cell>
          <table:table-cell table:style-name="ce4" office:value-type="float" office:value="4" calcext:value-type="float">
            <text:p>4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4]+1" office:value-type="float" office:value="22" calcext:value-type="float">
            <text:p>22</text:p>
          </table:table-cell>
          <table:table-cell table:style-name="ce4" office:value-type="string" calcext:value-type="string">
            <text:p>GOLD</text:p>
          </table:table-cell>
          <table:table-cell table:style-name="ce15" table:number-columns-repeated="3"/>
          <table:table-cell table:style-name="ce10" table:content-validation-name="val2" office:value-type="string" calcext:value-type="string">
            <text:p>Neutral Gaia Convertible</text:p>
          </table:table-cell>
          <table:table-cell table:style-name="ce15" table:number-columns-repeated="2"/>
          <table:table-cell table:style-name="ce15" office:value-type="float" office:value="2200" calcext:value-type="float">
            <text:p>2200</text:p>
          </table:table-cell>
          <table:table-cell table:style-name="ce15" table:number-columns-repeated="2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S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 table:number-columns-repeated="2"/>
          <table:table-cell table:style-name="ce15" table:formula="of:=COM.MICROSOFT.TEXTJOIN(&quot;,&quot;;1;[.$A$23:.$A$24])" office:value-type="string" office:string-value="20,21" calcext:value-type="string">
            <text:p>20,21</text:p>
          </table:table-cell>
          <table:table-cell table:style-name="ce4" office:value-type="float" office:value="8" calcext:value-type="float">
            <text:p>8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5]+1" office:value-type="float" office:value="23" calcext:value-type="float">
            <text:p>23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4" office:value-type="float" office:value="1350" calcext:value-type="float">
            <text:p>1350</text:p>
          </table:table-cell>
          <table:table-cell table:style-name="ce4" table:number-columns-repeated="2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15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23:.$A$25])" office:value-type="string" office:string-value="20,21,22" calcext:value-type="string">
            <text:p>20,21,22</text:p>
          </table:table-cell>
          <table:table-cell table:style-name="ce4" office:value-type="float" office:value="8" calcext:value-type="float">
            <text:p>8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6]+1" office:value-type="float" office:value="24" calcext:value-type="float">
            <text:p>24</text:p>
          </table:table-cell>
          <table:table-cell table:style-name="ce4" office:value-type="string" calcext:value-type="string">
            <text:p>WOLF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5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Loose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15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7]+1" office:value-type="float" office:value="25" calcext:value-type="float">
            <text:p>2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9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GRAVEL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20])" office:value-type="string" office:string-value="17" calcext:value-type="string">
            <text:p>17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8]+1" office:value-type="float" office:value="26" calcext:value-type="float">
            <text:p>26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9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DLC_GRAVELBEACH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20];[.A$28])" office:value-type="string" office:string-value="17,25" calcext:value-type="string">
            <text:p>17,25</text:p>
          </table:table-cell>
          <table:table-cell table:style-name="ce15" office:value-type="string" calcext:value-type="string">
            <text:p>2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29]+1" office:value-type="float" office:value="27" calcext:value-type="float">
            <text:p>27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9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NG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 table:number-columns-repeated="3"/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0]+1" office:value-type="float" office:value="28" calcext:value-type="float">
            <text:p>28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9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NGB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30])" office:value-type="string" office:string-value="27" calcext:value-type="string">
            <text:p>27</text:p>
          </table:table-cell>
          <table:table-cell table:style-name="ce15" office:value-type="float" office:value="4" calcext:value-type="float">
            <text:p>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1]+1" office:value-type="float" office:value="29" calcext:value-type="float">
            <text:p>29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9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GRAVEL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17"/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2]+1" office:value-type="float" office:value="30" calcext:value-type="float">
            <text:p>30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9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GRAVELBEACH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2])" office:value-type="string" office:string-value="29" calcext:value-type="string">
            <text:p>29</text:p>
          </table:table-cell>
          <table:table-cell table:style-name="ce17" office:value-type="string" calcext:value-type="string">
            <text:p>1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3]+1" office:value-type="float" office:value="31" calcext:value-type="float">
            <text:p>31</text:p>
          </table:table-cell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9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GB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A$3])">
            <text:p/>
          </table:table-cell>
          <table:table-cell table:style-name="ce17"/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4]+1" office:value-type="float" office:value="32" calcext:value-type="float">
            <text:p>32</text:p>
          </table:table-cell>
          <table:table-cell table:style-name="ce4" office:value-type="string" calcext:value-type="string">
            <text:p>SEA_ROCKS_2</text:p>
          </table:table-cell>
          <table:table-cell table:style-name="ce4" table:number-columns-repeated="3"/>
          <table:table-cell table:style-name="ce9" table:content-validation-name="val3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Loose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NNGB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4])" office:value-type="string" office:string-value="31" calcext:value-type="string">
            <text:p>31</text:p>
          </table:table-cell>
          <table:table-cell table:style-name="ce17" office:value-type="string" calcext:value-type="string">
            <text:p>1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5]+1" office:value-type="float" office:value="33" calcext:value-type="float">
            <text:p>33</text:p>
          </table:table-cell>
          <table:table-cell table:style-name="ce4" office:value-type="string" calcext:value-type="string">
            <text:p>DEER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MOORLAND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5"/>
          <table:table-cell table:style-name="ce17"/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6]+1" office:value-type="float" office:value="34" calcext:value-type="float">
            <text:p>34</text:p>
          </table:table-cell>
          <table:table-cell table:style-name="ce4" office:value-type="string" calcext:value-type="string">
            <text:p>DLC_GOAT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4" office:value-type="float" office:value="9320" calcext:value-type="float">
            <text:p>9320</text:p>
          </table:table-cell>
          <table:table-cell table:style-name="ce4" table:number-columns-repeated="2"/>
          <table:table-cell table:style-name="ce10" table:content-validation-name="val4" office:value-type="string" calcext:value-type="string">
            <text:p>Tight</text:p>
          </table:table-cell>
          <table:table-cell table:style-name="ce10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DLC_MOORLAND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15" table:formula="of:=COM.MICROSOFT.TEXTJOIN(&quot;,&quot;;1;[.$A$36])" office:value-type="string" office:string-value="33" calcext:value-type="string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9" table:content-validation-name="val6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7]+1" office:value-type="float" office:value="35" calcext:value-type="float">
            <text:p>35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5"/>
          <table:table-cell table:style-name="ce17"/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8]+1" office:value-type="float" office:value="36" calcext:value-type="float">
            <text:p>36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4" table:formula="of:=COM.MICROSOFT.TEXTJOIN(&quot;,&quot;;1;[.$A$38])" office:value-type="string" office:string-value="35" calcext:value-type="string">
            <text:p>35</text:p>
          </table:table-cell>
          <table:table-cell table:style-name="ce17" office:value-type="string" calcext:value-type="string">
            <text:p>2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39]+1" office:value-type="float" office:value="37" calcext:value-type="float">
            <text:p>37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4" table:formula="of:=COM.MICROSOFT.TEXTJOIN(&quot;,&quot;;1;[.$A$38:.$A$39])" office:value-type="string" office:string-value="35,36" calcext:value-type="string">
            <text:p>35,36</text:p>
          </table:table-cell>
          <table:table-cell table:style-name="ce17" office:value-type="string" calcext:value-type="string">
            <text:p>2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0]+1" office:value-type="float" office:value="38" calcext:value-type="float">
            <text:p>38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4" table:formula="of:=COM.MICROSOFT.TEXTJOIN(&quot;,&quot;;1;[.$A$38:.$A$40])" office:value-type="string" office:string-value="35,36,37" calcext:value-type="string">
            <text:p>35,36,37</text:p>
          </table:table-cell>
          <table:table-cell table:style-name="ce17" office:value-type="string" calcext:value-type="string">
            <text:p>2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1]+1" office:value-type="float" office:value="39" calcext:value-type="float">
            <text:p>39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4" table:formula="of:=COM.MICROSOFT.TEXTJOIN(&quot;,&quot;;1;[.$A$38:.$A$41])" office:value-type="string" office:string-value="35,36,37,38" calcext:value-type="string">
            <text:p>35,36,37,38</text:p>
          </table:table-cell>
          <table:table-cell table:style-name="ce17" office:value-type="string" calcext:value-type="string">
            <text:p>2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2]+1" office:value-type="float" office:value="40" calcext:value-type="float">
            <text:p>40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4" table:formula="of:=COM.MICROSOFT.TEXTJOIN(&quot;,&quot;;1;[.$A$38:.$A$42])" office:value-type="string" office:string-value="35,36,37,38,39" calcext:value-type="string">
            <text:p>35,36,37,38,39</text:p>
          </table:table-cell>
          <table:table-cell table:style-name="ce18" office:value-type="string" calcext:value-type="string">
            <text:p>2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3]+1" office:value-type="float" office:value="41" calcext:value-type="float">
            <text:p>41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S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4" table:formula="of:=COM.MICROSOFT.TEXTJOIN(&quot;,&quot;;1;[.$A$38:.$A$43])" office:value-type="string" office:string-value="35,36,37,38,39,40" calcext:value-type="string">
            <text:p>35,36,37,38,39,40</text:p>
          </table:table-cell>
          <table:table-cell table:style-name="ce17" office:value-type="string" calcext:value-type="string">
            <text:p>2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4]+1" office:value-type="float" office:value="42" calcext:value-type="float">
            <text:p>42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S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4" table:formula="of:=COM.MICROSOFT.TEXTJOIN(&quot;,&quot;;1;[.$A$38:.$A$44])" office:value-type="string" office:string-value="35,36,37,38,39,40,41" calcext:value-type="string">
            <text:p>35,36,37,38,39,40,41</text:p>
          </table:table-cell>
          <table:table-cell table:style-name="ce17" office:value-type="string" calcext:value-type="string">
            <text:p>2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5]+1" office:value-type="float" office:value="43" calcext:value-type="float">
            <text:p>43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S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4" table:formula="of:=COM.MICROSOFT.TEXTJOIN(&quot;,&quot;;1;[.$A$38:.$A$45])" office:value-type="string" office:string-value="35,36,37,38,39,40,41,42" calcext:value-type="string">
            <text:p>35,36,37,38,39,40,41,42</text:p>
          </table:table-cell>
          <table:table-cell table:style-name="ce17" office:value-type="string" calcext:value-type="string">
            <text:p>2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6]+1" office:value-type="float" office:value="44" calcext:value-type="float">
            <text:p>44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17"/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7]+1" office:value-type="float" office:value="45" calcext:value-type="float">
            <text:p>45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])" office:value-type="string" office:string-value="44" calcext:value-type="string">
            <text:p>44</text:p>
          </table:table-cell>
          <table:table-cell table:style-name="ce17" office:value-type="string" calcext:value-type="string">
            <text:p>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8]+1" office:value-type="float" office:value="46" calcext:value-type="float">
            <text:p>46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48])" office:value-type="string" office:string-value="44,45" calcext:value-type="string">
            <text:p>44,45</text:p>
          </table:table-cell>
          <table:table-cell table:style-name="ce17" office:value-type="string" calcext:value-type="string">
            <text:p>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49]+1" office:value-type="float" office:value="47" calcext:value-type="float">
            <text:p>47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49])" office:value-type="string" office:string-value="44,45,46" calcext:value-type="string">
            <text:p>44,45,46</text:p>
          </table:table-cell>
          <table:table-cell table:style-name="ce17" office:value-type="string" calcext:value-type="string">
            <text:p>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0]+1" office:value-type="float" office:value="48" calcext:value-type="float">
            <text:p>48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0])" office:value-type="string" office:string-value="44,45,46,47" calcext:value-type="string">
            <text:p>44,45,46,47</text:p>
          </table:table-cell>
          <table:table-cell table:style-name="ce17" office:value-type="string" calcext:value-type="string">
            <text:p>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1]+1" office:value-type="float" office:value="49" calcext:value-type="float">
            <text:p>49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1])" office:value-type="string" office:string-value="44,45,46,47,48" calcext:value-type="string">
            <text:p>44,45,46,47,48</text:p>
          </table:table-cell>
          <table:table-cell table:style-name="ce18" office:value-type="string" calcext:value-type="string">
            <text:p>4,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2]+1" office:value-type="float" office:value="50" calcext:value-type="float">
            <text:p>50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2])" office:value-type="string" office:string-value="44,45,46,47,48,49" calcext:value-type="string">
            <text:p>44,45,46,47,48,49</text:p>
          </table:table-cell>
          <table:table-cell table:style-name="ce17" office:value-type="string" calcext:value-type="string">
            <text:p>4,4,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3]+1" office:value-type="float" office:value="51" calcext:value-type="float">
            <text:p>51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3])" office:value-type="string" office:string-value="44,45,46,47,48,49,50" calcext:value-type="string">
            <text:p>44,45,46,47,48,49,50</text:p>
          </table:table-cell>
          <table:table-cell table:style-name="ce17" office:value-type="string" calcext:value-type="string">
            <text:p>4,4,4,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4]+1" office:value-type="float" office:value="52" calcext:value-type="float">
            <text:p>52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M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4])" office:value-type="string" office:string-value="44,45,46,47,48,49,50,51" calcext:value-type="string">
            <text:p>44,45,46,47,48,49,50,51</text:p>
          </table:table-cell>
          <table:table-cell table:style-name="ce17" office:value-type="string" calcext:value-type="string">
            <text:p>4,4,4,4,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5]+1" office:value-type="float" office:value="53" calcext:value-type="float">
            <text:p>53</text:p>
          </table:table-cell>
          <table:table-cell table:style-name="ce4" office:value-type="string" calcext:value-type="string">
            <text:p>GRASS_PATCH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DLC_MOORLAN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/>
          <table:table-cell table:style-name="ce17"/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6]+1" office:value-type="float" office:value="54" calcext:value-type="float">
            <text:p>54</text:p>
          </table:table-cell>
          <table:table-cell table:style-name="ce4" office:value-type="string" calcext:value-type="string">
            <text:p>FLOWER_BED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DLC_MOORLAN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56])" office:value-type="string" office:string-value="53" calcext:value-type="string">
            <text:p>53</text:p>
          </table:table-cell>
          <table:table-cell table:style-name="ce17" office:value-type="string" calcext:value-type="string">
            <text:p>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7]+1" office:value-type="float" office:value="55" calcext:value-type="float">
            <text:p>55</text:p>
          </table:table-cell>
          <table:table-cell table:style-name="ce4" office:value-type="string" calcext:value-type="string">
            <text:p>UNDERBRUSH</text:p>
          </table:table-cell>
          <table:table-cell table:style-name="ce4" office:value-type="float" office:value="1353" calcext:value-type="float">
            <text:p>1353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DLC_MOORLAN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48])" office:value-type="string" office:string-value="44,45" calcext:value-type="string">
            <text:p>44,45</text:p>
          </table:table-cell>
          <table:table-cell table:style-name="ce17" office:value-type="string" calcext:value-type="string">
            <text:p>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8]+1" office:value-type="float" office:value="56" calcext:value-type="float">
            <text:p>56</text:p>
          </table:table-cell>
          <table:table-cell table:style-name="ce4" office:value-type="string" calcext:value-type="string">
            <text:p>WEEDS</text:p>
          </table:table-cell>
          <table:table-cell table:style-name="ce4" office:value-type="float" office:value="1364" calcext:value-type="float">
            <text:p>1364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DLC_MOORLAN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49])" office:value-type="string" office:string-value="44,45,46" calcext:value-type="string">
            <text:p>44,45,46</text:p>
          </table:table-cell>
          <table:table-cell table:style-name="ce17" office:value-type="string" calcext:value-type="string">
            <text:p>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59]+1" office:value-type="float" office:value="57" calcext:value-type="float">
            <text:p>57</text:p>
          </table:table-cell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DLC_MOORLAN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0])" office:value-type="string" office:string-value="44,45,46,47" calcext:value-type="string">
            <text:p>44,45,46,47</text:p>
          </table:table-cell>
          <table:table-cell table:style-name="ce17" office:value-type="string" calcext:value-type="string">
            <text:p>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60]+1" office:value-type="float" office:value="58" calcext:value-type="float">
            <text:p>58</text:p>
          </table:table-cell>
          <table:table-cell table:style-name="ce4" office:value-type="string" calcext:value-type="string">
            <text:p>SHRUB_GREEN</text:p>
          </table:table-cell>
          <table:table-cell table:style-name="ce4" office:value-type="float" office:value="1362" calcext:value-type="float">
            <text:p>1362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DLC_MOORLAN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1])" office:value-type="string" office:string-value="44,45,46,47,48" calcext:value-type="string">
            <text:p>44,45,46,47,48</text:p>
          </table:table-cell>
          <table:table-cell table:style-name="ce18" office:value-type="string" calcext:value-type="string">
            <text:p>4,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61]+1" office:value-type="float" office:value="59" calcext:value-type="float">
            <text:p>59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float" office:value="818" calcext:value-type="float">
            <text:p>818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DLC_MOORLAND</text:p>
          </table:table-cell>
          <table:table-cell table:style-name="ce4" table:number-columns-repeated="3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2])" office:value-type="string" office:string-value="44,45,46,47,48,49" calcext:value-type="string">
            <text:p>44,45,46,47,48,49</text:p>
          </table:table-cell>
          <table:table-cell table:style-name="ce17" office:value-type="string" calcext:value-type="string">
            <text:p>4,4,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62]+1" office:value-type="float" office:value="60" calcext:value-type="float">
            <text:p>60</text:p>
          </table:table-cell>
          <table:table-cell table:style-name="ce4" office:value-type="string" calcext:value-type="string">
            <text:p>PLANT_DEAD</text:p>
          </table:table-cell>
          <table:table-cell table:style-name="ce4" office:value-type="float" office:value="1365" calcext:value-type="float">
            <text:p>1365</text:p>
          </table:table-cell>
          <table:table-cell table:style-name="ce4" table:number-columns-repeated="2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DLC_MOORLAN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3])" office:value-type="string" office:string-value="44,45,46,47,48,49,50" calcext:value-type="string">
            <text:p>44,45,46,47,48,49,50</text:p>
          </table:table-cell>
          <table:table-cell table:style-name="ce17" office:value-type="string" calcext:value-type="string">
            <text:p>4,4,4,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63]+1" office:value-type="float" office:value="61" calcext:value-type="float">
            <text:p>61</text:p>
          </table:table-cell>
          <table:table-cell table:style-name="ce4" office:value-type="string" calcext:value-type="string">
            <text:p>DLC_FERN_PATCH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/>
          <table:table-cell office:value-type="string" calcext:value-type="string">
            <text:p>DLC_MOORLAN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$A$47:.$A$54])" office:value-type="string" office:string-value="44,45,46,47,48,49,50,51" calcext:value-type="string">
            <text:p>44,45,46,47,48,49,50,51</text:p>
          </table:table-cell>
          <table:table-cell table:style-name="ce17" office:value-type="string" calcext:value-type="string">
            <text:p>4,4,4,4,4,4,4,4</text:p>
          </table:table-cell>
          <table:table-cell table:style-name="ce9" table:content-validation-name="val7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4" table:formula="of:=[.A64]+1" office:value-type="float" office:value="62" calcext:value-type="float">
            <text:p>62</text:p>
          </table:table-cell>
          <table:table-cell table:style-name="ce4" office:value-type="string" calcext:value-type="string">
            <text:p>HAWK</text:p>
          </table:table-cell>
          <table:table-cell table:style-name="ce4" table:number-columns-repeated="3"/>
          <table:table-cell table:style-name="ce9" table:content-validation-name="val1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30" calcext:value-type="float">
            <text:p>3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7" table:number-columns-repeated="2"/>
          <table:table-cell table:style-name="ce9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style-name="ce4" table:formula="of:=[.A65]+1" office:value-type="float" office:value="63" calcext:value-type="float">
            <text:p>63</text:p>
          </table:table-cell>
          <table:table-cell office:value-type="string" calcext:value-type="string">
            <text:p>ON_GRID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VILLAGER_BASE_F</text:p>
          </table:table-cell>
          <table:table-cell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9" table:content-validation-name="val4" office:value-type="string" calcext:value-type="string">
            <text:p>Tight</text:p>
          </table:table-cell>
          <table:table-cell table:style-name="ce9" table:content-validation-name="val5" office:value-type="string" calcext:value-type="string">
            <text:p>None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5"/>
          <table:table-cell/>
          <table:table-cell table:style-name="ce15"/>
          <table:table-cell/>
          <table:table-cell table:style-name="ce9" table:content-validation-name="val7" office:value-type="string" calcext:value-type="string">
            <text:p>Yes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1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0:23:25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5T10:49:00.385000000</dc:date>
    <meta:editing-duration>P25DT9H57M56S</meta:editing-duration>
    <meta:editing-cycles>657</meta:editing-cycles>
    <meta:generator>LibreOffice/7.1.3.2$Windows_X86_64 LibreOffice_project/47f78053abe362b9384784d31a6e56f8511eb1c1</meta:generator>
    <meta:document-statistic meta:table-count="1" meta:cell-count="927" meta:object-count="0"/>
  </office:meta>
</office:document-meta>
</file>